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f205" officeooo:paragraph-rsid="0017f205"/>
    </style:style>
    <style:style style:name="P2" style:family="paragraph" style:parent-style-name="Standard">
      <style:text-properties fo:font-weight="bold" officeooo:rsid="0017f205" officeooo:paragraph-rsid="0017f205" style:font-weight-asian="bold" style:font-weight-complex="bold"/>
    </style:style>
    <style:style style:name="P3" style:family="paragraph" style:parent-style-name="Standard">
      <style:text-properties officeooo:rsid="00184194" officeooo:paragraph-rsid="00184194"/>
    </style:style>
    <style:style style:name="P4" style:family="paragraph" style:parent-style-name="Standard">
      <style:text-properties fo:font-weight="normal" officeooo:rsid="00184194" officeooo:paragraph-rsid="00184194" style:font-weight-asian="normal" style:font-weight-complex="normal"/>
    </style:style>
    <style:style style:name="P5" style:family="paragraph" style:parent-style-name="Standard">
      <style:text-properties fo:font-weight="normal" officeooo:rsid="001a283a" officeooo:paragraph-rsid="00184194" style:font-weight-asian="normal" style:font-weight-complex="normal"/>
    </style:style>
    <style:style style:name="P6" style:family="paragraph" style:parent-style-name="Standard">
      <style:text-properties fo:font-weight="normal" officeooo:rsid="001a283a" officeooo:paragraph-rsid="001cc5f2" style:font-weight-asian="normal" style:font-weight-complex="normal"/>
    </style:style>
    <style:style style:name="P7" style:family="paragraph" style:parent-style-name="Standard">
      <style:text-properties fo:font-weight="normal" officeooo:rsid="001a283a" officeooo:paragraph-rsid="001e2f2e" style:font-weight-asian="normal" style:font-weight-complex="normal"/>
    </style:style>
    <style:style style:name="P8" style:family="paragraph" style:parent-style-name="Standard">
      <style:text-properties fo:font-weight="normal" officeooo:rsid="001cc5f2" officeooo:paragraph-rsid="001cc5f2" style:font-weight-asian="normal" style:font-weight-complex="normal"/>
    </style:style>
    <style:style style:name="P9" style:family="paragraph" style:parent-style-name="Standard">
      <style:text-properties fo:font-weight="normal" officeooo:rsid="001e2f2e" officeooo:paragraph-rsid="001e2f2e" style:font-weight-asian="normal" style:font-weight-complex="normal"/>
    </style:style>
    <style:style style:name="P10" style:family="paragraph" style:parent-style-name="Standard">
      <style:text-properties fo:font-weight="normal" officeooo:rsid="001e2f2e" officeooo:paragraph-rsid="0017f205" style:font-weight-asian="normal" style:font-weight-complex="normal"/>
    </style:style>
    <style:style style:name="P11" style:family="paragraph" style:parent-style-name="Standard">
      <style:text-properties fo:font-weight="normal" officeooo:rsid="00202a30" officeooo:paragraph-rsid="0017f205" style:font-weight-asian="normal" style:font-weight-complex="normal"/>
    </style:style>
    <style:style style:name="P12" style:family="paragraph" style:parent-style-name="Standard">
      <style:text-properties fo:font-weight="bold" officeooo:rsid="00184194" officeooo:paragraph-rsid="00184194" style:font-weight-asian="bold" style:font-weight-complex="bold"/>
    </style:style>
    <style:style style:name="P13" style:family="paragraph" style:parent-style-name="Standard">
      <style:text-properties fo:font-weight="bold" officeooo:rsid="001a283a" officeooo:paragraph-rsid="00184194" style:font-weight-asian="bold" style:font-weight-complex="bold"/>
    </style:style>
    <style:style style:name="P14" style:family="paragraph" style:parent-style-name="Standard">
      <style:text-properties fo:font-weight="bold" officeooo:rsid="001e2f2e" officeooo:paragraph-rsid="0017f20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283a" style:font-weight-asian="normal" style:font-weight-complex="normal"/>
    </style:style>
    <style:style style:name="T4" style:family="text">
      <style:text-properties fo:font-weight="normal" officeooo:rsid="001e2f2e" style:font-weight-asian="normal" style:font-weight-complex="normal"/>
    </style:style>
    <style:style style:name="T5" style:family="text">
      <style:text-properties fo:font-weight="normal" officeooo:rsid="00202a30" style:font-weight-asian="normal" style:font-weight-complex="normal"/>
    </style:style>
    <style:style style:name="T6" style:family="text">
      <style:text-properties officeooo:rsid="00184194"/>
    </style:style>
    <style:style style:name="T7" style:family="text">
      <style:text-properties officeooo:rsid="001cc5f2"/>
    </style:style>
    <style:style style:name="T8" style:family="text">
      <style:text-properties officeooo:rsid="001cffb3"/>
    </style:style>
    <style:style style:name="T9" style:family="text">
      <style:text-properties officeooo:rsid="001e2f2e"/>
    </style:style>
    <style:style style:name="T10" style:family="text">
      <style:text-properties officeooo:rsid="002292e7"/>
    </style:style>
    <style:style style:name="T11" style:family="text">
      <style:text-properties officeooo:rsid="001a283a"/>
    </style:style>
    <style:style style:name="T12" style:family="text">
      <style:text-properties officeooo:rsid="00202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Herança parte 2</text:span></text:p>
      <text:p text:style-name="P1"/>
      <text:p text:style-name="P1"><text:span text:style-name="T1">Raiz</text:span> é a classe que não é subclasse(filha) de ninguem.</text:p>
      <text:p text:style-name="P1"/>
      <text:p text:style-name="P1"><text:span text:style-name="T1">Folha</text:span> é a classe que não possui subclasse(filha).</text:p>
      <text:p text:style-name="P1"/>
      <text:p text:style-name="P1"><text:span text:style-name="T1">Descendente</text:span> de uma classe. Um exemplo esclarece melhor o conceito:</text:p>
      <text:p text:style-name="P1"/>
      <text:p text:style-name="P1"><text:tab/>ex: Uma classe A possui uma subclasse(filha) – <text:span text:style-name="T6">que herda os métodos e atributos de A - </text:span><text:s/>AB, AB tem duas subclasses(filhas) – <text:span text:style-name="T6">que por sua vez herdam os métodos e atrbutos de AB - </text:span>ABA e ABB, ambas são descendentes de A.</text:p>
      <text:p text:style-name="P1"/>
      <text:p text:style-name="P1">*<text:span text:style-name="T6">Uma classe filha não é descendente de sua classe mãe(superclasse). O mesmo raciocínio vale para ancestral, uma classe mãe não é ancestral de sua classe filha(subclasse).</text:span></text:p>
      <text:p text:style-name="P1"/>
      <text:p text:style-name="P1"><text:span text:style-name="T1">Ancestral</text:span>, o exemplo acima tambem serve para <text:s/>explicar o conceito: A classe A é ancestral das classes ABA e ABB. <text:s/></text:p>
      <text:p text:style-name="P1"/>
      <text:p text:style-name="P3">Quando percorremos o gráfico de cima para baixo – da superclasse para as classes descendentes – estamos fazendo uma <text:span text:style-name="T1">especialização</text:span><text:span text:style-name="T2"> quando percorremos o gráfico de baixo para cima – da classe folha à classe raiz - <text:s/>estamos fazendo uma </text:span><text:span text:style-name="T1">generalização.</text:span></text:p>
      <text:p text:style-name="P4"/>
      <text:p text:style-name="P12">&gt;<text:span text:style-name="T11">Herança de implementação(herança pobre)</text:span></text:p>
      <text:p text:style-name="P6"><text:tab/></text:p>
      <text:p text:style-name="P8"><text:tab/>Apenas herda os atributos e os métodos da classe mãe, sem implementar mais nenhum. </text:p>
      <text:p text:style-name="P5"/>
      <text:p text:style-name="P5"><text:span text:style-name="T1">&gt;Herança para diferença(Mais completa)</text:span> </text:p>
      <text:p text:style-name="P5"/>
      <text:p text:style-name="P5"><text:tab/><text:span text:style-name="T7">Herda os atributos e os métodos da classe mãe, implementando outros métodos dela própria </text:span><text:span text:style-name="T8">e </text:span><text:span text:style-name="T7">próprios atributos.</text:span></text:p>
      <text:p text:style-name="P5"/>
      <text:p text:style-name="P13">&gt;<text:span text:style-name="T9">Classe Abstrata</text:span></text:p>
      <text:p text:style-name="P7"><text:tab/></text:p>
      <text:p text:style-name="P9"><text:tab/>Não pode ser instanciada. Só pode servir como progenitora. <text:span text:style-name="T10">A classe que a extende precisa sobreescrever seus métodos.</text:span></text:p>
      <text:p text:style-name="P5"/>
      <text:p text:style-name="P13">&gt;<text:span text:style-name="T9">Método Abstrato</text:span></text:p>
      <text:p text:style-name="P5"><text:tab/></text:p>
      <text:p text:style-name="P2"><text:tab/><text:span text:style-name="T4">Declarado, mas não implementado na progenitora.</text:span></text:p>
      <text:p text:style-name="P10"/>
      <text:p text:style-name="P14">&gt;Classe Final</text:p>
      <text:p text:style-name="P10"><text:tab/></text:p>
      <text:p text:style-name="P10"><text:tab/>Não pode ser herdada por outra classe. Obrigatoriamente folha.</text:p>
      <text:p text:style-name="P10"/>
      <text:p text:style-name="P2"><text:span text:style-name="T9">&gt;</text:span><text:span text:style-name="T12">Método Final </text:span></text:p>
      <text:p text:style-name="P11"><text:tab/></text:p>
      <text:p text:style-name="P11"><text:tab/>Não pode ser sobrescrito pelas suas subclasses. Obrigatoriamente herd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1:18:35.346149423</meta:creation-date>
    <dc:date>2022-03-18T00:41:18.637148261</dc:date>
    <meta:editing-duration>PT53M30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1" meta:paragraph-count="25" meta:word-count="244" meta:character-count="1576" meta:non-whitespace-character-count="1326"/>
  </office:meta>
</office:document-meta>
</file>